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6751" officeooo:paragraph-rsid="001c6751"/>
    </style:style>
    <style:style style:name="P2" style:family="paragraph" style:parent-style-name="Standard">
      <style:text-properties officeooo:rsid="001db994" officeooo:paragraph-rsid="001db994"/>
    </style:style>
    <style:style style:name="P3" style:family="paragraph" style:parent-style-name="Standard">
      <style:text-properties fo:font-size="22pt" officeooo:rsid="001db994" officeooo:paragraph-rsid="001db994" style:font-size-asian="22pt" style:font-size-complex="22pt"/>
    </style:style>
    <style:style style:name="P4" style:family="paragraph" style:parent-style-name="Standard">
      <style:text-properties officeooo:rsid="001f6287" officeooo:paragraph-rsid="001f6287"/>
    </style:style>
    <style:style style:name="P5" style:family="paragraph" style:parent-style-name="Preformatted_20_Text">
      <style:text-properties officeooo:rsid="001db994" officeooo:paragraph-rsid="001db994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<text:tab/><text:tab/><text:tab/><text:tab/>11.08.2016</text:p>
      <text:p text:style-name="P1"/>
      <text:p text:style-name="P3">Le <text:span text:style-name="T2">DOM</text:span><text:span text:style-name="T4"> </text:span></text:p>
      <text:p text:style-name="P2"/>
      <text:p text:style-name="P2">Est une écriture différente de HTML .</text:p>
      <text:p text:style-name="P2"/>
      <text:p text:style-name="P2">Il permet d'écrire un langage qu'on ne peut faire que en HTML ou en CSS.</text:p>
      <text:p text:style-name="P2"/>
      <text:p text:style-name="P2">Il charge toute les demandes de l'utilisateur que l'on à créer.</text:p>
      <text:p text:style-name="P2"/>
      <text:p text:style-name="P2">Le <text:a xlink:type="simple" xlink:href="https://developer.mozilla.org/fr/docs/Web/JavaScript/JavaScript_technologies_overview" text:style-name="Internet_20_link" text:visited-style-name="Visited_20_Internet_20_Link">DOM</text:a> - <text:span text:style-name="Emphasis">Document Object Model</text:span> est en quelque sorte une représentation JS d’un document HTML. Cette représentation offre une <text:span text:style-name="Strong_20_Emphasis">API</text:span> / interface de programmation - Application Programming Interface - permettant la manipulation/modification du document et d eses éléments. - les élements HTML et CSS affichés dans une page web - la fenêtre qui affiche la page - … </text:p>
      <text:p text:style-name="P2"/>
      <text:p text:style-name="P2">EXEMPLE :</text:p>
      <text:p text:style-name="P2"/>
      <text:p text:style-name="P2">&lt;header&gt;</text:p>
      <text:p text:style-name="P2"/>
      <text:p text:style-name="P2">objet DOM ( il gère les tags, le temps, etc ...)</text:p>
      <text:p text:style-name="P2">( javascript aura un contrôle un peu plus large)</text:p>
      <text:p text:style-name="P2"/>
      <text:p text:style-name="P5"><text:span text:style-name="Source_20_Text">&lt;a href="#" onclick="appelleUneFonction()" &gt;Cliquez moi&lt;/a&gt;</text:span></text:p>
      <text:p text:style-name="P6"><text:span text:style-name="Source_20_Text">&lt;button type="button" onclick="appelleUneAutreFonction('coucou')"&gt;Cliquez moi aussi&lt;/button&gt;</text:span></text:p>
      <text:p text:style-name="P4"/>
      <text:p text:style-name="P2">&lt;/header&gt;</text:p>
      <text:p text:style-name="P2"/>
      <text:p text:style-name="P2"/>
      <text:p text:style-name="P4">L' API est une interface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0:00:16.956000000</meta:creation-date>
    <dc:date>2016-08-11T17:16:25.151000000</dc:date>
    <meta:editing-duration>PT6H15M36S</meta:editing-duration>
    <meta:editing-cycles>1</meta:editing-cycles>
    <meta:document-statistic meta:table-count="0" meta:image-count="0" meta:object-count="0" meta:page-count="1" meta:paragraph-count="14" meta:word-count="134" meta:character-count="858" meta:non-whitespace-character-count="723"/>
    <meta:generator>LibreOffice/5.0.0.5$Windows_x86 LibreOffice_project/1b1a90865e348b492231e1c451437d7a15bb262b</meta:generator>
  </office:meta>
</office:document-meta>
</file>